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top" draw:auto-grow-height="false" fo:min-height="11.407cm" fo:min-width="21.113cm"/>
      <style:paragraph-properties style:writing-mode="lr-tb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.639cm" fo:min-width="1.024cm"/>
      <style:paragraph-properties style:writing-mode="lr-tb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539cm" fo:min-width="1.439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svg:stroke-color="#000000" draw:fill-color="#ffffd7" draw:textarea-horizontal-align="justify" draw:textarea-vertical-align="middle" draw:auto-grow-height="false" fo:min-height="0.858cm" fo:min-width="1.408cm"/>
      <style:paragraph-properties style:writing-mode="lr-tb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856cm" fo:min-width="1.438cm"/>
      <style:paragraph-properties style:writing-mode="lr-tb"/>
    </style:style>
    <style:style style:name="gr7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fill-color="#ffffd7" draw:textarea-horizontal-align="justify" draw:textarea-vertical-align="middle" draw:auto-grow-height="false" fo:min-height="0.639cm" fo:min-width="2.27cm"/>
      <style:paragraph-properties style:writing-mode="lr-tb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147cm" fo:min-width="2.802cm"/>
      <style:paragraph-properties style:writing-mode="lr-tb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1.147cm" fo:min-width="1.659cm"/>
      <style:paragraph-properties style:writing-mode="lr-tb"/>
    </style:style>
    <style:style style:name="P1" style:family="paragraph">
      <style:paragraph-properties fo:text-align="end" style:writing-mode="lr-tb"/>
      <style:text-properties fo:font-size="19.7999992370605pt"/>
    </style:style>
    <style:style style:name="P2" style:family="paragraph">
      <loext:graphic-properties draw:fill-color="#729fcf"/>
      <style:paragraph-properties fo:text-align="end" style:writing-mode="lr-tb"/>
      <style:text-properties fo:font-size="19.7999992370605pt"/>
    </style:style>
    <style:style style:name="P3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4" style:family="paragraph">
      <loext:graphic-properties draw:fill-color="#ffffd7"/>
      <style:paragraph-properties fo:text-align="center" style:writing-mode="lr-tb"/>
      <style:text-properties fo:color="#000000"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5.3999996185303pt" style:font-size-asian="14pt" style:font-size-complex="14pt"/>
    </style:style>
    <style:style style:name="P6" style:family="paragraph">
      <loext:graphic-properties draw:fill-color="#b2b2b2"/>
      <style:paragraph-properties fo:text-align="center" style:writing-mode="lr-tb"/>
      <style:text-properties fo:font-size="15.3999996185303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solid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9.7999992370605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613cm" svg:height="11.657cm" svg:x="0.516cm" svg:y="3.24cm">
          <text:p text:style-name="P1"><text:span text:style-name="T1">Supervi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.524cm" svg:height="0.889cm" svg:x="3.81cm" svg:y="12.7cm">
          <text:p text:style-name="P3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1.938cm" svg:height="1.261cm" svg:x="3.556cm" svg:y="15.621cm">
          <text:p text:style-name="P5"><text:span text:style-name="T3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7" draw:layer="layout" draw:type="line" svg:x1="4.572cm" svg:y1="13.589cm" svg:x2="4.525cm" svg:y2="15.621cm" draw:start-shape="id1" draw:start-glue-point="2" draw:end-shape="id2" draw:end-glue-point="5" svg:d="M4572 13589l-47 2032" svg:viewBox="0 0 48 2033">
          <text:p/>
        </draw:connector>
        <draw:custom-shape draw:style-name="gr5" draw:text-style-name="P4" xml:id="id3" draw:id="id3" draw:layer="layout" svg:width="1.908cm" svg:height="1.108cm" svg:x="1.143cm" svg:y="12.573cm">
          <text:p text:style-name="P3"><text:span text:style-name="T2">config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3.051cm" svg:y1="13.127cm" svg:x2="3.81cm" svg:y2="13.144cm" draw:start-shape="id3" draw:start-glue-point="1" draw:end-shape="id1" draw:end-glue-point="3" svg:d="M3051 13127l759 17" svg:viewBox="0 0 760 18">
          <text:p/>
        </draw:connector>
        <draw:custom-shape draw:style-name="gr6" draw:text-style-name="P6" xml:id="id4" draw:id="id4" draw:layer="layout" svg:width="1.937cm" svg:height="1.769cm" svg:x="1.111cm" svg:y="15.621cm">
          <text:p text:style-name="P5"><text:span text:style-name="T3">File</text:span></text:p>
          <text:p text:style-name="P5"><text:span text:style-name="T3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0" draw:layer="layout" draw:type="line" svg:x1="2.097cm" svg:y1="13.681cm" svg:x2="2.08cm" svg:y2="15.621cm" draw:start-shape="id3" draw:start-glue-point="2" draw:end-shape="id4" draw:end-glue-point="5" svg:d="M2097 13681l-17 1940" svg:viewBox="0 0 18 1941">
          <text:p text:style-name="P9"><text:span text:style-name="T4">config.json</text:span></text:p>
        </draw:connector>
        <draw:custom-shape draw:style-name="gr8" draw:text-style-name="P4" xml:id="id5" draw:id="id5" draw:layer="layout" svg:width="2.77cm" svg:height="0.889cm" svg:x="1.167cm" svg:y="3.81cm">
          <text:p text:style-name="P3"><text:span text:style-name="T2">api-bind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3.302cm" svg:height="1.397cm" svg:x="0.938cm" svg:y="0.635cm">
          <text:p text:style-name="P11"><text:span text:style-name="T5">balena </text:span></text:p>
          <text:p text:style-name="P11"><text:span text:style-name="T3">PineJS server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draw:type="line" svg:x1="2.552cm" svg:y1="3.81cm" svg:x2="2.589cm" svg:y2="2.032cm" draw:start-shape="id5" draw:start-glue-point="0" draw:end-shape="id6" draw:end-glue-point="2" svg:d="M2552 3810l37-1778" svg:viewBox="0 0 38 1779">
          <text:p text:style-name="P13"><text:span text:style-name="T3">HTTP</text:span></text:p>
        </draw:connector>
        <draw:custom-shape draw:style-name="gr10" draw:text-style-name="P4" xml:id="id7" draw:id="id7" draw:layer="layout" svg:width="2.159cm" svg:height="1.397cm" svg:x="1.016cm" svg:y="10.16cm">
          <text:p text:style-name="P3"><text:span text:style-name="T2">de</text:span><text:span text:style-name="T2">vic</text:span><text:span text:style-name="T2">e-</text:span></text:p>
          <text:p text:style-name="P3"><text:span text:style-name="T2">co</text:span><text:span text:style-name="T2">nfi</text:span><text:span text:style-name="T2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2.095cm" svg:y1="11.557cm" svg:x2="2.097cm" svg:y2="12.573cm" draw:start-shape="id7" draw:start-glue-point="2" draw:end-shape="id3" draw:end-glue-point="0" svg:d="M2095 11557l2 1016" svg:viewBox="0 0 3 1017">
          <text:p/>
        </draw:connector>
        <draw:custom-shape draw:style-name="gr10" draw:text-style-name="P4" xml:id="id8" draw:id="id8" draw:layer="layout" svg:width="2.159cm" svg:height="1.397cm" svg:x="3.816cm" svg:y="9.46cm">
          <text:p text:style-name="P3"><text:span text:style-name="T2">device-</text:span></text:p>
          <text:p text:style-name="P3"><text:span text:style-name="T2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3.175cm" svg:y1="10.858cm" svg:x2="3.816cm" svg:y2="10.158cm" draw:start-shape="id7" draw:start-glue-point="1" draw:end-shape="id8" draw:end-glue-point="3" svg:d="M3175 10858l641-700" svg:viewBox="0 0 642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20:49.777100841</meta:creation-date>
    <dc:date>2022-10-11T09:23:49.981998245</dc:date>
    <meta:editing-duration>PT1H31M56S</meta:editing-duration>
    <meta:editing-cycles>14</meta:editing-cycles>
    <meta:generator>LibreOffice/6.4.7.2$Linux_X86_64 LibreOffice_project/40$Build-2</meta:generator>
    <meta:document-statistic meta:object-count="15"/>
  </office:meta>
</office:document-meta>
</file>